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-Roman" svg:font-family="Times-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 fo:background-color="transparent" style:shadow="none">
        <style:background-image/>
      </style:paragraph-properties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cm" fo:margin-right="0cm" fo:text-align="justify" style:justify-single-word="false" fo:text-indent="1cm" style:auto-text-indent="false" fo:background-color="transparent" style:shadow="none">
        <style:background-image/>
      </style:paragraph-properties>
      <style:text-properties fo:font-size="11pt" style:font-size-asian="11pt" style:font-size-complex="11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Footer">
      <style:paragraph-properties fo:text-align="center" style:justify-single-word="false"/>
      <style:text-properties fo:font-size="10.5pt" style:font-size-asian="10.5pt" style:font-size-complex="10.5pt"/>
    </style:style>
    <style:style style:name="T1" style:family="text">
      <style:text-properties style:font-name="Arial"/>
    </style:style>
    <style:style style:name="T2" style:family="text">
      <style:text-properties style:font-name="Arial" fo:language="es" fo:country="AR"/>
    </style:style>
    <style:style style:name="T3" style:family="text">
      <style:text-properties style:font-name="Arial" fo:language="es" fo:country="AR" style:font-name-complex="Times-Roman"/>
    </style:style>
    <style:style style:name="T4" style:family="text">
      <style:text-properties style:font-name="Arial" fo:language="en" fo:country="US" style:font-name-complex="Times-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Portada&gt;</text:p>
      <text:h text:style-name="P3" text:outline-level="1">Introducción</text:h>
      <text:p text:style-name="P1"><text:span text:style-name="T1">La Ingeniería de Software Dirigida por Modelos </text:span><text:span text:style-name="T2">(MDE - </text:span><text:span text:style-name="T4">Model-Driven</text:span><text:span text:style-name="T3"> </text:span><text:span text:style-name="T4">Engineering</text:span><text:span text:style-name="T3">) define al modelo como artefacto principal a ser usado a lo largo de todas las tareas de la ingeniería de software – desarrollo, mantenimiento, etc. Ejemplos de artefactos son: un requerimiento de sistema, un componente de software, un caso de prueba, entre otros. Un caso de particular de ingeniería que sigue esta idea es la Arquitectura Dirigida por Modelos (MDA - </text:span><text:span text:style-name="T4">Model</text:span><text:span text:style-name="T3"> </text:span><text:span text:style-name="T4">Driven</text:span><text:span text:style-name="T3"> </text:span><text:span text:style-name="T4">Architecture</text:span><text:span text:style-name="T3">), definida por el </text:span><text:span text:style-name="T4">Object</text:span><text:bookmark text:name="idd1e2108"/><text:span text:style-name="T3"> </text:span><text:span text:style-name="T4">Management</text:span><text:span text:style-name="T3"> </text:span><text:span text:style-name="T4">Group</text:span><text:span text:style-name="T3"> (OMG), donde su entero ciclo de vida del proceso de desarrollo está basado en el uso de modelos formales y transformaciones que se realizan sobre dichos modelos. Una característica muy importante de todo proceso de desarrollo dirigido por modelos (MDD – </text:span><text:span text:style-name="T4">Model-Driven</text:span><text:span text:style-name="T3"> </text:span><text:span text:style-name="T4">Development</text:span><text:span text:style-name="T3">) es lo que se conoce como posibilidad de rastreo o </text:span><text:span text:style-name="T4">traceability</text:span><text:span text:style-name="T3">, que ayuda en todo lo que respecta a las relaciones que existen entre cada uno de los artefactos productos del proceso de desarrollo. Estas relaciones pueden ser definidas automáticamente, por ejemplo producto de una transformación de modelos, o manuales como una relación de implementación entre un requerimiento y un componente de software.</text:span></text:p>
      <text:p text:style-name="P2"><text:span text:style-name="T3">En el presente documento de tesis se abordará el tema de </text:span><text:span text:style-name="T4">traceability</text:span><text:span text:style-name="T3">, luego se presentará un análisis de los distintos problemas que aún se encuentran abiertos como así también un conjunto de soluciones encontradas a lo largo de la investigación. Finalmente, se elaborará un esquema de </text:span><text:span text:style-name="T4">traceability</text:span><text:span text:style-name="T3"> con el fin de contribuir en la solución de alguno de los problemas nombr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-Roman" svg:font-family="Times-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ágina <text:page-number text:select-page="current">1</text:page-number> de <text:page-count>2</text:page-count> 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no </meta:initial-creator>
    <meta:creation-date>2012-02-07T08:06:07</meta:creation-date>
    <dc:date>2012-02-09T09:47:03</dc:date>
    <dc:creator>Mariano </dc:creator>
    <meta:editing-duration>P2DT1H40M57S</meta:editing-duration>
    <meta:editing-cycles>26</meta:editing-cycles>
    <meta:generator>LibreOffice/3.3$Unix LibreOffice_project/330m19$Build-401</meta:generator>
    <meta:document-statistic meta:table-count="0" meta:image-count="0" meta:object-count="0" meta:page-count="2" meta:paragraph-count="5" meta:word-count="254" meta:character-count="1612"/>
  </office:meta>
</office:document-meta>
</file>